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_j8t7wogilcja"/><text:span text:style-name="T1">Lyrics Generated Using BERT and GPT-2</text:span></text:h>
      <text:p text:style-name="P1">To keep the examples fair we used the same prompt “I was walking down the street” and generated one song per genre</text:p>
      <text:h text:style-name="Heading_20_2" text:outline-level="2"><text:bookmark text:name="_jz041igdhtt"/>BERT</text:h>
      <text:h text:style-name="Heading_20_3" text:outline-level="3"><text:bookmark text:name="_srirqvs64uda"/>Pop</text:h>
      <text:p text:style-name="Standard">i was walking down the street</text:p>
      <text:p text:style-name="Standard"><text:s/>what and what not to do. it took a while for them to sell me</text:p>
      <text:p text:style-name="Standard"><text:s/>i'm not the devil you think that i am</text:p>
      <text:p text:style-name="Standard"><text:s/>i can't find 'em</text:p>
      <text:p text:style-name="Standard"><text:s/>to the tempting fires you run</text:p>
      <text:p text:style-name="Standard"><text:s/>half past one</text:p>
      <text:p text:style-name="Standard">harden up to everyone. emotion's all dead. face first in the mudd. a lost cause</text:p>
      <text:p text:style-name="Standard"><text:s/>cause the sun's gonna shine</text:p>
      <text:p text:style-name="Standard"><text:s/>i want you be mine</text:p>
      <text:p text:style-name="Standard"><text:s/>you keep telling them you're fine</text:p>
      <text:h text:style-name="Heading_20_3" text:outline-level="3">Hip-Hop</text:h>
      <text:p text:style-name="Standard">I was walking down the street</text:p>
      <text:p text:style-name="Standard"><text:s/>don't give a care</text:p>
      <text:p text:style-name="Standard"><text:s/>the days just keep on fallin'</text:p>
      <text:p text:style-name="Standard"><text:s/>keep his blood off of my hands</text:p>
      <text:p text:style-name="Standard"><text:s/>let me ride in my mind to the</text:p>
      <text:p text:style-name="Standard"><text:s/>and i'm just live in the city</text:p>
      <text:p text:style-name="Standard"><text:s/>i'm just cruisin on my bike prolly headed to the beach</text:p>
      <text:p text:style-name="Standard"><text:s/>dude i'm doing good i made it out of the hood</text:p>
      <text:p text:style-name="Standard"><text:s/>right now i feel a little love sit and you all in the d</text:p>
      <text:p text:style-name="Standard"><text:s/>today we're younger than we ever gonna be</text:p>
      <text:h text:style-name="Heading_20_3" text:outline-level="3"><text:bookmark text:name="_iv8eq6q5u737"/>Rock</text:h>
      <text:p text:style-name="Standard">i was walking down the street</text:p>
      <text:p text:style-name="Standard"><text:s/>to your defeat</text:p>
      <text:p text:style-name="Standard"><text:s/>how did you sweep me right off my feet?</text:p>
      <text:p text:style-name="Standard"><text:s/>i hold the key to creating my identity</text:p>
      <text:p text:style-name="Standard"><text:s/>the happiness meant for my life -- today it won't be denied say</text:p>
      <text:p text:style-name="Standard"><text:s/>cause i'd never be the man that i am today</text:p>
      <text:p text:style-name="Standard"><text:s/>and if we had our way</text:p>
      <text:p text:style-name="Standard"><text:s/>ay</text:p>
      <text:p text:style-name="Standard"><text:s/>makes me want to crack wise about how it was back in the day!</text:p>
      <text:p text:style-name="Standard"><text:s/>but i got to get it my way</text:p>
      <text:p text:style-name="Standard"/>
      <text:h text:style-name="Heading_20_2" text:outline-level="2"><text:bookmark text:name="_wcu2ttgtslae"/><text:soft-page-break/>GPT-2</text:h>
      <text:h text:style-name="Heading_20_3" text:outline-level="3"><text:bookmark text:name="_svzubzxd8gmp"/>Pop</text:h>
      <text:p text:style-name="Standard">I was walking down the street and thought, just i got to know the girl, after walking all that</text:p>
      <text:p text:style-name="Standard">i never knew, can i just make her mine, give me everything to</text:p>
      <text:p text:style-name="Standard">make her mine, can i just keep on wanting to, waiting for the</text:p>
      <text:p text:style-name="Standard">love you love it lil' me, this might be my graduation prom talk</text:p>
      <text:p text:style-name="Standard">just me and my girl, catch the summer sunshine, a perfect morning</text:p>
      <text:p text:style-name="Standard"/>
      <text:h text:style-name="Heading_20_3" text:outline-level="3">Hip-Hop</text:h>
      <text:p text:style-name="Standard">I was walking down the street, murk, i saw a four door, two door, i kept</text:p>
      <text:p text:style-name="Standard">out in these cities, a doodie pop and i pop off,</text:p>
      <text:p text:style-name="Standard">'from the hitty, this really pathetic, ask a dog, spit</text:p>
      <text:p text:style-name="Standard">one chord, bounce, curtains, hoops, shut em up,</text:p>
      <text:p text:style-name="Standard">jump, i'm video fly ass, faked, i'll make it try</text:p>
      <text:p text:style-name="Standard"/>
      <text:h text:style-name="Heading_20_3" text:outline-level="3"><text:bookmark text:name="_n4i6trdwm0eb"/>Rock</text:h>
      <text:p text:style-name="Standard">I was walking down the street, through the dark dark of while we were always running, and look out</text:p>
      <text:p text:style-name="Standard">finally at the light, when the smoke not seen in sight,</text:p>
      <text:p text:style-name="Standard">here is fire, here is peace, here is the heat, here</text:p>
      <text:p text:style-name="Standard">it's gonna be, one, two, three, till the sun</text:p>
      <text:p text:style-name="Standard">there is a ballroom dancing at the end of the night time,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55" meta:word-count="457" meta:character-count="2166"/>
    <dc:date>2022-07-02T13:03:36.15</dc:date>
    <dc:creator>Ellis Graham</dc:creator>
    <meta:generator>OpenOffice/4.1.11$Win32 OpenOffice.org_project/4111m1$Build-9808</meta:generator>
  </office:meta>
</office:document-meta>
</file>